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none" draw:textarea-horizontal-align="justify" draw:textarea-vertical-align="middle" draw:auto-grow-height="false" fo:min-height="5.033cm" fo:min-width="4.783cm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946cm"/>
      <style:paragraph-properties style:writing-mode="lr-tb"/>
    </style:style>
    <style:style style:name="gr3" style:family="graphic" style:parent-style-name="standard">
      <style:graphic-properties svg:stroke-width="0.076cm" svg:stroke-color="#000000" draw:marker-start-width="0.305cm" draw:marker-end-width="0.305cm" draw:fill="none" draw:textarea-horizontal-align="justify" draw:textarea-vertical-align="middle" draw:auto-grow-height="false" fo:min-height="2.61cm" fo:min-width="2.393cm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476cm"/>
      <style:paragraph-properties style:writing-mode="lr-tb"/>
    </style:style>
    <style:style style:name="gr5" style:family="graphic" style:parent-style-name="standard">
      <style:graphic-properties svg:stroke-width="0.076cm" svg:stroke-color="#000000" draw:marker-start-width="0.305cm" draw:marker-end-width="0.305cm" draw:fill="none" draw:textarea-horizontal-align="justify" draw:textarea-vertical-align="middle" draw:auto-grow-height="false" fo:min-height="0.982cm" fo:min-width="0.747cm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6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cm" fo:min-width="11.3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84cm"/>
      <style:paragraph-properties style:writing-mode="lr-tb"/>
    </style:style>
    <style:style style:name="gr9" style:family="graphic" style:parent-style-name="standard">
      <style:graphic-properties svg:stroke-width="0.076cm" svg:stroke-color="#000000" draw:marker-start-width="0.305cm" draw:marker-end-width="0.305cm" draw:fill="none" draw:textarea-horizontal-align="justify" draw:textarea-vertical-align="middle" draw:auto-grow-height="false" fo:min-height="0.958cm" fo:min-width="0.723cm" fo:padding-top="0.163cm" fo:padding-bottom="0.163cm" fo:padding-left="0.288cm" fo:padding-right="0.2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4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alibri1" fo:font-size="13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alibri1" fo:font-size="13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style:font-name="Calibri" fo:font-size="13pt" fo:font-style="normal" fo:font-weight="normal" style:font-style-asian="normal" style:font-weight-asian="bold"/>
    </style:style>
    <style:style style:name="T1" style:family="text">
      <style:text-properties style:font-name="Calibri1" fo:font-size="13pt"/>
    </style:style>
    <style:style style:name="T2" style:family="text">
      <style:text-properties style:font-name="Calibri" fo:font-size="13pt" fo:font-style="normal" fo:font-weight="normal" style:font-style-asian="normal" style:font-weight-asian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43cm" svg:height="7.543cm" svg:x="1.512cm" svg:y="0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446cm" svg:height="0.708cm" svg:x="4.59cm" svg:y="0.63cm">
          <draw:text-box>
            <text:p><text:span text:style-name="T1">RRS</text:span></text:p>
          </draw:text-box>
        </draw:frame>
        <draw:custom-shape draw:style-name="gr3" draw:text-style-name="P1" draw:layer="layout" svg:width="4.165cm" svg:height="4.118cm" svg:x="4.425cm" svg:y="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76cm" svg:height="0.708cm" svg:x="6.053cm" svg:y="1.983cm">
          <draw:text-box>
            <text:p text:style-name="P3"><text:span text:style-name="T1">AS</text:span></text:p>
          </draw:text-box>
        </draw:frame>
        <draw:custom-shape draw:style-name="gr5" draw:text-style-name="P1" draw:layer="layout" svg:width="1.835cm" svg:height="1.816cm" svg:x="5.625cm" svg:y="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41cm" svg:height="0.708cm" svg:x="5.983cm" svg:y="3.44cm">
          <draw:text-box>
            <text:p text:style-name="P3"><text:span text:style-name="T1">STS</text:span></text:p>
          </draw:text-box>
        </draw:frame>
        <draw:frame draw:style-name="gr7" draw:text-style-name="P6" draw:layer="layout" svg:width="11.869cm" svg:height="3.45cm" svg:x="9.852cm" svg:y="1.032cm">
          <draw:text-box>
            <text:p><text:span text:style-name="T2">• </text:span><text:span text:style-name="T2">RRS</text:span><text:span text:style-name="T2"><text:tab/></text:span><text:span text:style-name="T2"><text:tab/></text:span><text:span text:style-name="T2">Resource Retrieval System</text:span></text:p>
            <text:p text:style-name="P5"><text:span text:style-name="T3">• </text:span><text:span text:style-name="T3">AS</text:span><text:span text:style-name="T3"><text:tab/></text:span><text:span text:style-name="T3"><text:tab/></text:span><text:span text:style-name="T2">OAuth 2.0 Authorization Server</text:span></text:p>
            <text:p text:style-name="P5"><text:span text:style-name="T3">• </text:span><text:span text:style-name="T3">STS</text:span><text:span text:style-name="T3"><text:tab/></text:span><text:span text:style-name="T3"><text:tab/></text:span><text:span text:style-name="T3">Security Token Service</text:span></text:p>
            <text:p text:style-name="P5"><text:span text:style-name="T3">• </text:span><text:span text:style-name="T3">RRA</text:span><text:span text:style-name="T3"><text:tab/></text:span><text:span text:style-name="T3"><text:tab/></text:span><text:span text:style-name="T3">Resource Retrieval Agent</text:span></text:p>
            <text:p text:style-name="P5"><text:span text:style-name="T3">• </text:span><text:span text:style-name="T3">RS</text:span><text:span text:style-name="T3"><text:tab/></text:span><text:span text:style-name="T3"><text:tab/></text:span><text:span text:style-name="T3">Resource Server</text:span></text:p>
          </draw:text-box>
        </draw:frame>
        <draw:custom-shape draw:style-name="gr5" draw:text-style-name="P1" draw:layer="layout" svg:width="1.835cm" svg:height="1.816cm" svg:x="2.337cm" svg:y="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34cm" svg:height="0.708cm" svg:x="2.595cm" svg:y="2.553cm">
          <draw:text-box>
            <text:p text:style-name="P3"><text:span text:style-name="T1">MTA</text:span></text:p>
          </draw:text-box>
        </draw:frame>
        <draw:custom-shape draw:style-name="gr9" draw:text-style-name="P1" draw:layer="layout" svg:width="1.835cm" svg:height="1.816cm" svg:x="2.281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34cm" svg:height="0.708cm" svg:x="2.539cm" svg:y="4.812cm">
          <draw:text-box>
            <text:p text:style-name="P3"><text:span text:style-name="T1">RRA</text:span></text:p>
          </draw:text-box>
        </draw:frame>
        <draw:custom-shape draw:style-name="gr9" draw:text-style-name="P1" draw:layer="layout" svg:width="1.835cm" svg:height="1.816cm" svg:x="3.954cm" svg:y="5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0.955cm" svg:height="0.708cm" svg:x="4.412cm" svg:y="6.401cm">
          <draw:text-box>
            <text:p text:style-name="P3"><text:span text:style-name="T1">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8-24T10:48:25.112792944</meta:creation-date>
    <meta:generator>LibreOffice/7.5.1.2$Linux_X86_64 LibreOffice_project/81bce3cd17f5e01886721863a4fa0d99f91033a6</meta:generator>
    <dc:date>2023-03-03T22:04:15.978739515</dc:date>
    <dc:creator>Igor Zboran</dc:creator>
    <meta:editing-duration>PT2H32M49S</meta:editing-duration>
    <meta:editing-cycles>68</meta:editing-cycles>
    <meta:document-statistic meta:object-count="13"/>
  </office:meta>
</office:document-meta>
</file>